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閉まっている。　カギ穴らしきものは無い・・・</text:p>
          </table:table-cell>
          <table:table-cell table:style-name="ce0"/>
          <table:table-cell table:style-name="ce0"/>
          <table:table-cell table:style-name="ce0" office:value-type="string">
            <text:p>It's locked shut. There's nothing resembling a
keyhole, either...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Vitality Drop】 ×1!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Vitality Drop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2T15:10:52+01:00</meta:creation-date>
    <dc:date>2020-01-12T15:10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